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aya" svg:font-family="May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060d73" officeooo:paragraph-rsid="00060d73"/>
    </style:style>
    <style:style style:name="P2" style:family="paragraph" style:parent-style-name="Standard">
      <style:paragraph-properties fo:text-align="center" style:justify-single-word="false"/>
      <style:text-properties officeooo:rsid="0006d37a" officeooo:paragraph-rsid="00060d73"/>
    </style:style>
    <style:style style:name="P3" style:family="paragraph" style:parent-style-name="Standard">
      <style:paragraph-properties fo:text-align="center" style:justify-single-word="false"/>
      <style:text-properties officeooo:rsid="000b0007" officeooo:paragraph-rsid="000b0007"/>
    </style:style>
    <style:style style:name="P4" style:family="paragraph" style:parent-style-name="Standard">
      <style:paragraph-properties fo:text-align="center" style:justify-single-word="false"/>
      <style:text-properties style:text-position="super 58%" fo:font-size="12pt" officeooo:rsid="000b0007" officeooo:paragraph-rsid="000b0007" style:font-size-asian="12pt" style:font-size-complex="12pt"/>
    </style:style>
    <style:style style:name="P5" style:family="paragraph" style:parent-style-name="Standard">
      <style:paragraph-properties fo:text-align="start" style:justify-single-word="false"/>
      <style:text-properties officeooo:rsid="0006d37a" officeooo:paragraph-rsid="00060d73"/>
    </style:style>
    <style:style style:name="P6" style:family="paragraph" style:parent-style-name="Standard">
      <style:paragraph-properties fo:text-align="center" style:justify-single-word="false"/>
      <style:text-properties officeooo:rsid="000d91e4" officeooo:paragraph-rsid="000d91e4"/>
    </style:style>
    <style:style style:name="P7" style:family="paragraph" style:parent-style-name="Header">
      <style:paragraph-properties fo:text-align="end" style:justify-single-word="false"/>
      <style:text-properties officeooo:rsid="00060d73" officeooo:paragraph-rsid="00060d73"/>
    </style:style>
    <style:style style:name="T1" style:family="text">
      <style:text-properties officeooo:rsid="000a08eb"/>
    </style:style>
    <style:style style:name="T2" style:family="text">
      <style:text-properties officeooo:rsid="000d91e4"/>
    </style:style>
    <style:style style:name="T3" style:family="text">
      <style:text-properties fo:font-style="italic" officeooo:rsid="000d91e4" style:font-style-asian="italic" style:font-style-complex="italic"/>
    </style:style>
    <style:style style:name="T4" style:family="text">
      <style:text-properties fo:font-style="italic" officeooo:rsid="000fbbb7" style:font-style-asian="italic" style:font-style-complex="italic"/>
    </style:style>
    <style:style style:name="T5" style:family="text">
      <style:text-properties fo:font-style="normal" officeooo:rsid="000e97d1" style:font-style-asian="normal" style:font-style-complex="normal"/>
    </style:style>
    <style:style style:name="T6" style:family="text">
      <style:text-properties fo:font-style="normal" officeooo:rsid="000fbbb7" style:font-style-asian="normal" style:font-style-complex="normal"/>
    </style:style>
    <style:style style:name="T7" style:family="text">
      <style:text-properties fo:font-style="normal" officeooo:rsid="00118b52"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eeeeeeeeeeeee</text:p>
      <text:p text:style-name="P4">I hate titles</text:p>
      <text:p text:style-name="P6">Theme/Parallels: Self-determination</text:p>
      <text:p text:style-name="P2"/>
      <text:p text:style-name="P5"><text:tab/>It was about two months into the 2012 school year, and I was still readjusting from a summer of everything from amateur rocketry to wilderness canoe trips to computer programming. <text:span text:style-name="T1">Frankly, it seemed to be shaping up to be a pretty average year. However, it was slated to be far from it, and would end up simultaneously being a complete disaster, as well as a large opportunity for learning and self-growth. Yep, that's right, I'm milking my the fact that I have Type 1 Diabetes as hard as I can. I have to stab needles into my fingers </text:span><text:span text:style-name="T3">every freaking day</text:span><text:span text:style-name="T1">, I should be allowed to use it as a cop-out of any personal essay assigned.</text:span></text:p>
      <text:p text:style-name="P5"><text:tab/><text:span text:style-name="T2">Anyways, it was late October, 2012, and there my first major symptom manifested. I was thirsty, all the time. For half a month or so, I was </text:span><text:span text:style-name="T5">that kid, the one who'd always take like five minutes at the drinking fountain, forcing everyone else to use the lower one, where you have to uncomfortably crouch to even began to reach. And with drinking a lot of water comes having to go to the bathroom every twenty minutes. That month, up until I was diagnosed, I wouldn't be surprised to hear that my teachers were thinking I was dealing drugs or something (even in my private middle school with 60 kids in a grade). One day, as an experiment, my mom gave me a 2-liter bottle of water after dinner, and it was gone before 8 PM. Thankfully, my mom figured out that something was wrong, and scheduled a doctor's appointment for the upcoming week, and my symptoms certainly did not get better. That Monday, right after my mom picked me up from school, I realized something. I forgot my glasses at home, and I hadn't realized all day. It felt like my (normally 20/35ish) vision was a perfect 20/20. I thought it was simply me forgetting what things looked like with my glasses on (and thinking my vision was at my normal, glasses-less basepoint), but </text:span><text:span text:style-name="T6">after getting my glasses from home, putting them on, and my vision getting </text:span><text:span text:style-name="T4">blurrier</text:span><text:span text:style-name="T6">, I knew something was up.</text:span></text:p>
      <text:p text:style-name="P5"><text:span text:style-name="T6"><text:tab/>Five minutes later, back in the car on the way to the doctor's, I was staring out the window, wondering what could be going on, this time convincing myself that my glasses must just have residue or something on them, counteracting their vision correction. Walking into the doctors office, I almost </text:span><text:span text:style-name="T7">threw up. Then, I thought it was from the almost overbearing smell of antiseptic, but looking back, I wish that was the ca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Maya" svg:font-family="May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60d73" officeooo:paragraph-rsid="00060d7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lomon Greenberg</text:p>
        <text:p text:style-name="MP1">2015/01/12</text:p>
        <text:p text:style-name="MP1">Lit/Comp 10 – Mr. Hottman</text:p>
        <text:p text:style-name="MP1">Period 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20:07:29.606453294</meta:creation-date>
    <meta:editing-duration>PT59M28S</meta:editing-duration>
    <meta:editing-cycles>3</meta:editing-cycles>
    <meta:generator>LibreOffice/5.0.4.2$Linux_X86_64 LibreOffice_project/00m0$Build-2</meta:generator>
    <dc:date>2016-01-13T17:59:03.042249744</dc:date>
    <meta:document-statistic meta:table-count="0" meta:image-count="0" meta:object-count="0" meta:page-count="1" meta:paragraph-count="10" meta:word-count="449" meta:character-count="2528" meta:non-whitespace-character-count="2084"/>
  </office:meta>
</office:document-meta>
</file>